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a20c" officeooo:paragraph-rsid="001da20c"/>
    </style:style>
    <style:style style:name="P2" style:family="paragraph" style:parent-style-name="Standard">
      <style:paragraph-properties fo:text-align="center" style:justify-single-word="false"/>
      <style:text-properties officeooo:rsid="001da20c" officeooo:paragraph-rsid="001da20c"/>
    </style:style>
    <style:style style:name="P3" style:family="paragraph" style:parent-style-name="Standard">
      <style:paragraph-properties fo:text-align="center" style:justify-single-word="false"/>
      <style:text-properties fo:font-size="24pt" officeooo:rsid="001dda57" officeooo:paragraph-rsid="001dda57" style:font-size-asian="21pt" style:font-size-complex="24pt"/>
    </style:style>
    <style:style style:name="P4" style:family="paragraph" style:parent-style-name="Standard">
      <style:text-properties fo:font-size="15pt" officeooo:rsid="001dda57" officeooo:paragraph-rsid="001dda57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style:font-name="LiberationSerif" fo:font-size="12pt" officeooo:rsid="0021b818" officeooo:paragraph-rsid="0021b818" style:font-size-asian="12pt"/>
    </style:style>
    <style:style style:name="P7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T1" style:family="text">
      <style:text-properties officeooo:rsid="001e802a"/>
    </style:style>
    <style:style style:name="T2" style:family="text">
      <style:text-properties officeooo:rsid="0021b818"/>
    </style:style>
    <style:style style:name="T3" style:family="text">
      <style:text-properties style:font-name="LiberationSerif" fo:font-size="12pt" style:font-size-asian="12pt"/>
    </style:style>
    <style:style style:name="T4" style:family="text">
      <style:text-properties style:font-name="OpenSymbol1" fo:font-size="12pt" style:font-size-asian="12pt"/>
    </style:style>
    <style:style style:name="T5" style:family="text">
      <style:text-properties officeooo:rsid="00258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0<text:span text:style-name="T5">2</text:span> – <text:span text:style-name="T1">Teste da Caixa Branca</text:span></text:p>
      <text:p text:style-name="P1"/>
      <text:p text:style-name="P4">Trabalho de Engenharia de Software III</text:p>
      <text:p text:style-name="P1"/>
      <text:p text:style-name="P1"/>
      <text:p text:style-name="P1"/>
      <text:p text:style-name="P2">Trabalho realizado por:</text:p>
      <text:p text:style-name="P2"/>
      <text:p text:style-name="P2">Camilla Damasceno</text:p>
      <text:p text:style-name="P2"/>
      <text:p text:style-name="P2">Gabriel Souza</text:p>
      <text:p text:style-name="P2"/>
      <text:p text:style-name="P2">Luiza Ávila</text:p>
      <text:p text:style-name="P1"/>
      <text:p text:style-name="P1"/>
      <text:p text:style-name="P1"/>
      <text:p text:style-name="P1"/>
      <text:p text:style-name="P6">Complexidade ciclomática:</text:p>
      <text:p text:style-name="P7">V(G) = 17 arestas – 13 nós + 2 = 6</text:p>
      <text:p text:style-name="P7">V(G) = 5 nós predicados + 1 = 6</text:p>
      <text:p text:style-name="P7">Portanto, a complexidade ciclomática é 6.</text:p>
      <text:p text:style-name="P7">Conjunto base de caminhos independentes:</text:p>
      <text:p text:style-name="P7">1) 1-2-10-11-13</text:p>
      <text:p text:style-name="P7">2) 1-2-10-12-13</text:p>
      <text:p text:style-name="P7">3) 1-2-3-10-11-13</text:p>
      <text:p text:style-name="P7">4) 1-2-3-4-5-8-9-2-10-11-13</text:p>
      <text:p text:style-name="P7">5) 1-2-3-4-5-6-8-9-2-10-11-13</text:p>
      <text:p text:style-name="P7">6) 1-2-3-4-5-6-7-8-9-2-10-11-13</text:p>
      <text:p text:style-name="P7">Preparação dos casos de teste:</text:p>
      <text:p text:style-name="P5"><text:span text:style-name="T4">• </text:span><text:span text:style-name="T3">O caminho 1 só pode ser testado como parte dos caminhos 4, 5 e 6.</text:span></text:p>
      <text:p text:style-name="P5"><text:span text:style-name="T4">• </text:span><text:span text:style-name="T3">Caminho 2: valor (i) =-999; resultados esperados: média = -999 e os outros valores com os</text:span></text:p>
      <text:p text:style-name="P7">valores iniciais.</text:p>
      <text:p text:style-name="P5"><text:span text:style-name="T4">• </text:span><text:span text:style-name="T3">Caminho 6: valor (i) = entrada válida; resultados esperados: média correta baseada em n</text:span></text:p>
      <text:p text:style-name="P6">valores e totais apropri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20:09:51.021000000</meta:creation-date>
    <dc:date>2019-10-04T21:13:01.582000000</dc:date>
    <meta:editing-duration>PT8M17S</meta:editing-duration>
    <meta:editing-cycles>6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3" meta:word-count="123" meta:character-count="757" meta:non-whitespace-character-count="655"/>
  </office:meta>
</office:document-meta>
</file>